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- print(‘question one’)</text:p>
      <text:p text:style-name="P1">2- print(‘question’+’one)</text:p>
      <text:p text:style-name="P1">3- print(‘*******’)</text:p>
      <text:p text:style-name="P1">4- print(‘***’*’***’)</text:p>
      <text:p text:style-name="P1">5- print(“it’s cold outside”)</text:p>
      <text:p text:style-name="P1">6- print(‘the word “noun” is a noun’)</text:p>
      <text:p text:style-name="P1">7- print(“there’s” , ‘no “i” in team’)</text:p>
      <text:p text:style-name="P1">8- print(‘the’,’cat’,’in’,’the’,’hat’)</text:p>
      <text:p text:style-name="P1">9- print(‘the’+’cat’+’in’+’the’+’hat’)</text:p>
      <text:p text:style-name="P1">10- print(‘the_,cat_,in_,the_,hat’)</text:p>
      <text:p text:style-name="P1"/>
      <text:p text:style-name="P1">11-&lt;class ‘str’&gt;, ‘5’</text:p>
      <text:p text:style-name="P1">12- &lt;class ‘str’&gt;, ‘5.0’</text:p>
      <text:p text:style-name="P1">13- &lt;class ‘str’&gt;, ‘5.0+5j’</text:p>
      <text:p text:style-name="P1">14- &lt;class ‘str’&gt; ‘True’</text:p>
      <text:p text:style-name="P1">15- &lt;class ‘str’&gt; “‘5’”</text:p>
      <text:p text:style-name="P1">16- &lt;class ‘str’&gt; ‘“5”’</text:p>
      <text:p text:style-name="P1"/>
      <text:p text:style-name="P1">17- 5</text:p>
      <text:p text:style-name="P1">18- 5.0</text:p>
      <text:p text:style-name="P1">19- (5+5j)</text:p>
      <text:p text:style-name="P1">20- True</text:p>
      <text:p text:style-name="P1">21- ‘true’</text:p>
      <text:p text:style-name="P1">22- ‘“5’”</text:p>
      <text:p text:style-name="P1"/>
      <text:p text:style-name="P1">23- False</text:p>
      <text:p text:style-name="P1">24- True</text:p>
      <text:p text:style-name="P1">25- False</text:p>
      <text:p text:style-name="P1">26- True</text:p>
      <text:p text:style-name="P1">27- False</text:p>
      <text:p text:style-name="P1">28- <text:s/>True</text:p>
      <text:p text:style-name="P1">29- <text:s/>True, its true because the expression ‘false’ is a string</text:p>
      <text:p text:style-name="P1"/>
      <text:p text:style-name="P1">30- 5</text:p>
      <text:p text:style-name="P1">31- 5.0</text:p>
      <text:p text:style-name="P1">32- (5+5j)</text:p>
      <text:p text:style-name="P1">33- True</text:p>
      <text:p text:style-name="P1">34-‘5’</text:p>
      <text:p text:style-name="P1">35-‘5’</text:p>
      <text:p text:style-name="P1"/>
      <text:p text:style-name="P1">36- ‘False’</text:p>
      <text:p text:style-name="P1">37- ‘can’t be defined’ interpreter is case sensitiv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